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10000018218ED2C91CDB10119.jpg" manifest:media-type="image/jpeg"/>
  <manifest:file-entry manifest:full-path="Pictures/10000200000003CB0000037406337685EC3BFD05.png" manifest:media-type="image/png"/>
  <manifest:file-entry manifest:full-path="Pictures/10000201000003300000023FED215D6D871190E5.png" manifest:media-type="image/png"/>
  <manifest:file-entry manifest:full-path="Pictures/10000000000001950000011391956D47F15AEF8D.jpg" manifest:media-type="image/jpeg"/>
  <manifest:file-entry manifest:full-path="Pictures/100000000000034D0000040029DFC4F31FAF3737.jpg" manifest:media-type="image/jpeg"/>
  <manifest:file-entry manifest:full-path="Pictures/10000200000001720000012C01A88FB14C0301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f8aa97" draw:fill-gradient-name="Gradient_20_92" draw:opacity="100%" draw:opacity-name="Transparency_20_1" draw:textarea-vertical-align="middle"/>
    </style:style>
    <style:style style:name="gr2" style:family="graphic" style:parent-style-name="standard">
      <style:graphic-properties draw:fill="bitmap" draw:fill-color="#f8aa97" draw:fill-image-name="Steering_5f_Column_5f_body1" draw:opacity="55%" draw:textarea-vertical-align="middle"/>
    </style:style>
    <style:style style:name="gr3" style:family="graphic" style:parent-style-name="standard">
      <style:graphic-properties draw:stroke="none" draw:fill="bitmap" draw:fill-image-name="Steering_5f_Column_5f_body1" draw:opacity="100%" draw:textarea-horizontal-align="justify" draw:textarea-vertical-align="middle" draw:auto-grow-height="false" fo:min-height="5.408cm" fo:min-width="5.158cm"/>
    </style:style>
    <style:style style:name="gr4" style:family="graphic" style:parent-style-name="standard">
      <style:graphic-properties draw:fill="gradient" draw:fill-gradient-name="Gradient_20_13" draw:opacity="100%" draw:opacity-name="Transparency_20_2" draw:textarea-horizontal-align="justify" draw:textarea-vertical-align="middle" draw:auto-grow-height="false" fo:min-height="5.408cm" fo:min-width="5.158cm"/>
    </style:style>
    <style:style style:name="gr5" style:family="graphic" style:parent-style-name="standard">
      <style:graphic-properties draw:fill="bitmap" draw:fill-image-name="Steering_5f_Column_5f_body1" draw:opacity="100%" draw:opacity-name="" draw:textarea-horizontal-align="justify" draw:textarea-vertical-align="middle" draw:auto-grow-height="false" fo:min-height="14.015cm" fo:min-width="14.21cm"/>
    </style:style>
    <style:style style:name="gr6" style:family="graphic" style:parent-style-name="standard">
      <style:graphic-properties draw:stroke="none" draw:fill="gradient" draw:fill-gradient-name="Gradient_20_15" draw:opacity="100%" draw:opacity-name="Transparency_20_1" draw:textarea-horizontal-align="justify" draw:textarea-vertical-align="middle" draw:auto-grow-height="false" fo:min-height="14.015cm" fo:min-width="14.21cm"/>
    </style:style>
    <style:style style:name="gr7" style:family="graphic" style:parent-style-name="塗りつぶしなし線なしオブジェクト">
      <style:graphic-properties draw:textarea-vertical-align="middle" draw:color-mode="greyscale" draw:luminance="0%" draw:contrast="0%" draw:gamma="51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999999" draw:marker-start-width="0.28cm" draw:marker-end-width="0.28cm" svg:stroke-opacity="30%" draw:fill="none" draw:textarea-horizontal-align="justify" draw:textarea-vertical-align="middle" draw:auto-grow-height="false" fo:min-height="4.134cm" fo:min-width="4.238cm" fo:padding-top="0.152cm" fo:padding-bottom="0.152cm" fo:padding-left="0.277cm" fo:padding-right="0.277cm"/>
    </style:style>
    <style:style style:name="gr9" style:family="graphic" style:parent-style-name="standard">
      <style:graphic-properties draw:stroke="none" draw:fill="gradient" draw:fill-gradient-name="Gradient_20_84" draw:opacity="100%" draw:opacity-name="Transparency_20_1" draw:textarea-horizontal-align="justify" draw:textarea-vertical-align="middle" draw:auto-grow-height="false" fo:min-height="14.015cm" fo:min-width="14.21cm"/>
    </style:style>
    <style:style style:name="gr10" style:family="graphic" style:parent-style-name="standard">
      <style:graphic-properties draw:stroke="none" draw:fill="bitmap" draw:fill-image-name="Steering_5f_Column_5f_body1" draw:opacity="100%" draw:opacity-name="Transparency_20_16" draw:textarea-horizontal-align="justify" draw:textarea-vertical-align="middle" draw:auto-grow-height="false" fo:min-height="14.015cm" fo:min-width="14.21cm"/>
    </style:style>
    <style:style style:name="gr11" style:family="graphic" style:parent-style-name="standard">
      <style:graphic-properties svg:stroke-width="0.106cm" svg:stroke-color="#cccccc" draw:marker-start-width="0.359cm" draw:marker-end-width="0.359cm" svg:stroke-opacity="10%" draw:fill="none" draw:textarea-horizontal-align="justify" draw:textarea-vertical-align="middle" draw:auto-grow-height="false" fo:min-height="4.433cm" fo:min-width="4.395cm" fo:padding-top="0.178cm" fo:padding-bottom="0.178cm" fo:padding-left="0.303cm" fo:padding-right="0.303cm"/>
    </style:style>
    <style:style style:name="gr12" style:family="graphic">
      <style:graphic-properties style:protect="size"/>
    </style:style>
    <style:style style:name="gr1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4.402cm, 0cm)" draw:image-opacity="100%" style:mirror="none"/>
    </style:style>
    <style:style style:name="gr16" style:family="graphic" style:parent-style-name="塗りつぶしなし線なしオブジェクト">
      <style:graphic-properties draw:stroke="none" draw:textarea-vertical-align="middle" draw:color-mode="standard" draw:luminance="0%" draw:contrast="0%" draw:gamma="100%" draw:red="0%" draw:green="0%" draw:blue="0%" fo:clip="rect(0.623cm, 0cm, 0cm, 0.547cm)" draw:image-opacity="100%" style:mirror="none"/>
    </style:style>
    <style:style style:name="gr17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8.909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gradient" draw:fill-color="#f8aa97" draw:fill-gradient-name="Gradient_20_92" draw:opacity="100%" draw:opacity-name="Transparency_20_1"/>
      <style:paragraph-properties fo:text-align="center"/>
    </style:style>
    <style:style style:name="P2" style:family="paragraph">
      <loext:graphic-properties draw:fill="bitmap" draw:fill-color="#f8aa97" draw:fill-image-name="Steering_5f_Column_5f_body1" draw:opacity="55%"/>
      <style:paragraph-properties fo:text-align="center"/>
    </style:style>
    <style:style style:name="P3" style:family="paragraph">
      <loext:graphic-properties draw:fill="bitmap" draw:fill-image-name="Steering_5f_Column_5f_body1" draw:opacity="100%"/>
      <style:paragraph-properties fo:text-align="center"/>
    </style:style>
    <style:style style:name="P4" style:family="paragraph">
      <loext:graphic-properties draw:fill="gradient" draw:fill-gradient-name="Gradient_20_13" draw:opacity="100%" draw:opacity-name="Transparency_20_2"/>
      <style:paragraph-properties fo:text-align="center"/>
    </style:style>
    <style:style style:name="P5" style:family="paragraph">
      <loext:graphic-properties draw:fill="bitmap" draw:fill-image-name="Steering_5f_Column_5f_body1" draw:opacity="100%"/>
      <style:paragraph-properties fo:text-align="center"/>
    </style:style>
    <style:style style:name="P6" style:family="paragraph">
      <loext:graphic-properties draw:fill="gradient" draw:fill-gradient-name="Gradient_20_15" draw:opacity="100%" draw:opacity-name="Transparency_20_1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gradient-name="Gradient_20_84" draw:opacity="100%" draw:opacity-name="Transparency_20_1"/>
      <style:paragraph-properties fo:text-align="center"/>
    </style:style>
    <style:style style:name="P10" style:family="paragraph">
      <loext:graphic-properties draw:fill="bitmap" draw:fill-image-name="Steering_5f_Column_5f_body1" draw:opacity="100%" draw:opacity-name="Transparency_20_16"/>
      <style:paragraph-properties fo:text-align="center"/>
    </style:style>
    <style:style style:name="P11" style:family="paragraph">
      <loext:graphic-properties draw:fill-color="#ffffff"/>
    </style:style>
  </office:automatic-styles>
  <office:body>
    <office:presentation>
      <draw:page draw:name="page1" draw:style-name="dp1" draw:master-page-name="Blank_20_Slide" presentation:presentation-page-layout-name="AL1T1">
        <draw:polygon draw:style-name="gr1" draw:text-style-name="P1" draw:layer="layout" svg:width="5.199cm" svg:height="4.999cm" svg:x="4.8cm" svg:y="10cm" svg:viewBox="0 0 5200 5000" draw:points="600,5000 1400,5000 1800,4400 5000,4200 4800,3200 4800,2200 5200,800 1200,1800 800,1400 800,0 400,600 200,1600 0,3000 200,5000">
          <text:p/>
        </draw:polygon>
        <draw:polygon draw:style-name="gr1" draw:text-style-name="P1" draw:layer="layout" svg:width="5.199cm" svg:height="4.999cm" svg:x="16.7cm" svg:y="10.2cm" svg:viewBox="0 0 5200 5000" draw:points="4600,5000 3800,5000 3400,4400 200,4200 400,3200 400,2200 0,800 4000,1800 4400,1400 4400,0 4800,600 5000,1600 5200,3000 5000,5000">
          <text:p/>
        </draw:polygon>
        <draw:polygon draw:style-name="gr1" draw:text-style-name="P1" draw:layer="layout" svg:width="5.199cm" svg:height="4.999cm" svg:x="4.8cm" svg:y="10cm" svg:viewBox="0 0 5200 5000" draw:points="600,5000 1400,5000 1800,4400 5000,4200 4800,3200 4800,2200 5200,800 1200,1800 800,1400 800,0 400,600 200,1600 0,3000 200,5000">
          <text:p/>
        </draw:polygon>
        <draw:polygon draw:style-name="gr2" draw:text-style-name="P2" draw:layer="layout" svg:width="5.199cm" svg:height="4.999cm" svg:x="4.8cm" svg:y="10cm" svg:viewBox="0 0 5200 5000" draw:points="600,5000 1400,5000 1800,4400 5000,4200 4800,3200 4800,2200 5200,800 1200,1800 800,1400 800,0 400,600 200,1600 0,3000 200,5000">
          <text:p/>
        </draw:polygon>
        <draw:polygon draw:style-name="gr2" draw:text-style-name="P2" draw:layer="layout" svg:width="5.199cm" svg:height="4.999cm" svg:x="16.7cm" svg:y="10.2cm" svg:viewBox="0 0 5200 5000" draw:points="4600,5000 3800,5000 3400,4400 200,4200 400,3200 400,2200 0,800 4000,1800 4400,1400 4400,0 4800,600 5000,1600 5200,3000 5000,5000">
          <text:p/>
        </draw:polygon>
        <draw:polygon draw:style-name="gr1" draw:text-style-name="P1" draw:layer="layout" svg:width="5.199cm" svg:height="4.999cm" svg:x="4.8cm" svg:y="10cm" svg:viewBox="0 0 5200 5000" draw:points="600,5000 1400,5000 1800,4400 5000,4200 4800,3200 4800,2200 5200,800 1200,1800 800,1400 800,0 400,600 200,1600 0,3000 200,5000">
          <text:p/>
        </draw:polygon>
        <draw:polygon draw:style-name="gr1" draw:text-style-name="P1" draw:layer="layout" svg:width="5.199cm" svg:height="4.999cm" svg:x="16.7cm" svg:y="10.2cm" svg:viewBox="0 0 5200 5000" draw:points="4600,5000 3800,5000 3400,4400 200,4200 400,3200 400,2200 0,800 4000,1800 4400,1400 4400,0 4800,600 5000,1600 5200,3000 5000,5000">
          <text:p/>
        </draw:polygon>
        <draw:custom-shape draw:style-name="gr3" draw:text-style-name="P3" draw:layer="layout" svg:width="8cm" svg:height="8cm" svg:x="9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8cm" svg:height="8cm" svg:x="9.4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0.8cm" svg:height="20.173cm" svg:x="2.9cm" svg:y="3.227cm">
          <text:p/>
          <draw:enhanced-geometry svg:viewBox="0 0 21600 21600" draw:glue-points="10800 0 3163 3163 0 10800 3163 18437 10800 21600 18437 18437 21600 10800 18437 3163" draw:text-areas="3163 3163 18437 18437" draw:type="ring" draw:modifiers="2033.209941829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6" draw:layer="layout" svg:width="20.8cm" svg:height="20.173cm" svg:x="2.901cm" svg:y="3.227cm">
          <text:p/>
          <draw:enhanced-geometry svg:viewBox="0 0 21600 21600" draw:glue-points="10800 0 3163 3163 0 10800 3163 18437 10800 21600 18437 18437 21600 10800 18437 3163" draw:text-areas="3163 3163 18437 18437" draw:type="ring" draw:modifiers="2033.209941829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7" draw:layer="layout" svg:width="5.334cm" svg:height="4.325cm" svg:x="10.8cm" svg:y="10.875cm">
          <draw:image xlink:href="Pictures/10000200000001720000012C01A88FB14C0301A7.png" xlink:type="simple" xlink:show="embed" xlink:actuate="onLoad">
            <text:p/>
          </draw:image>
        </draw:frame>
        <draw:custom-shape draw:style-name="gr8" draw:text-style-name="P8" draw:layer="layout" svg:width="6.7cm" svg:height="6.2cm" svg:x="10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0.8cm" svg:height="20.173cm" svg:x="2.902cm" svg:y="3.227cm">
          <text:p/>
          <draw:enhanced-geometry svg:viewBox="0 0 21600 21600" draw:glue-points="10800 0 3163 3163 0 10800 3163 18437 10800 21600 18437 18437 21600 10800 18437 3163" draw:text-areas="3163 3163 18437 18437" draw:type="ring" draw:modifiers="2033.209941829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6" draw:layer="layout" svg:width="20.8cm" svg:height="20.173cm" svg:x="2.902cm" svg:y="3.227cm">
          <text:p/>
          <draw:enhanced-geometry svg:viewBox="0 0 21600 21600" draw:glue-points="10800 0 3163 3163 0 10800 3163 18437 10800 21600 18437 18437 21600 10800 18437 3163" draw:text-areas="3163 3163 18437 18437" draw:type="ring" draw:modifiers="2033.209941829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9" draw:layer="layout" svg:width="20.8cm" svg:height="20.173cm" svg:x="2.902cm" svg:y="3.227cm">
          <text:p/>
          <draw:enhanced-geometry svg:viewBox="0 0 21600 21600" draw:glue-points="10800 0 3163 3163 0 10800 3163 18437 10800 21600 18437 18437 21600 10800 18437 3163" draw:text-areas="3163 3163 18437 18437" draw:type="ring" draw:modifiers="2033.209941829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0" draw:layer="layout" svg:width="20.8cm" svg:height="20.173cm" svg:x="2.903cm" svg:y="3.2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2033.209941829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8" draw:layer="layout" svg:width="6.999cm" svg:height="6.699cm" svg:x="9.93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7cm" svg:height="11.136cm" svg:x="0.601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draw:frame draw:style-name="gr13" draw:text-style-name="P7" draw:layer="layout" svg:width="10.715cm" svg:height="7.275cm" svg:x="-0.8cm" svg:y="-0.275cm">
          <draw:image xlink:href="Pictures/10000000000001950000011391956D47F15AEF8D.jpg" xlink:type="simple" xlink:show="embed" xlink:actuate="onLoad">
            <text:p/>
          </draw:image>
        </draw:frame>
        <draw:polygon draw:style-name="gr14" draw:text-style-name="P7" draw:layer="layout" svg:width="5.314cm" svg:height="3.999cm" svg:x="11.285cm" svg:y="3cm" svg:viewBox="0 0 5315 4000" draw:points="0,0 400,400 600,600 1000,1400 1000,2000 1000,3000 800,3600 1000,4000 1200,3400 4200,3400 4400,3400 5315,3000 5315,2000 4600,1600 4000,1200 3600,1000 3400,600 1600,200 1000,0">
          <text:p/>
        </draw:polygon>
        <presentation:notes draw:style-name="dp2">
          <draw:page-thumbnail draw:style-name="gr12" draw:layer="layout" svg:width="19.797cm" svg:height="11.136cm" svg:x="0.601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draw:frame draw:style-name="gr15" draw:text-style-name="P7" draw:layer="layout" svg:width="21.603cm" svg:height="10.799cm" svg:x="3.8cm" svg:y="2.2cm">
          <draw:image xlink:href="Pictures/10000201000003300000023FED215D6D871190E5.png" xlink:type="simple" xlink:show="embed" xlink:actuate="onLoad">
            <text:p/>
          </draw:image>
        </draw:frame>
        <draw:frame draw:style-name="gr16" draw:text-style-name="P7" draw:layer="layout" svg:width="12.6cm" svg:height="7cm" svg:x="8.2cm" svg:y="4.2cm">
          <draw:image xlink:href="Pictures/10000000000002A10000018218ED2C91CDB10119.jpg" xlink:type="simple" xlink:show="embed" xlink:actuate="onLoad">
            <text:p/>
          </draw:image>
        </draw:frame>
        <draw:frame draw:style-name="gr17" draw:text-style-name="P7" draw:layer="layout" svg:width="29.016cm" svg:height="16.352cm" svg:x="-0.216cm" svg:y="-0.952cm">
          <draw:image xlink:href="Pictures/10000200000003CB0000037406337685EC3BFD05.png" xlink:type="simple" xlink:show="embed" xlink:actuate="onLoad">
            <text:p/>
          </draw:image>
        </draw:frame>
        <presentation:notes draw:style-name="dp2">
          <draw:page-thumbnail draw:style-name="gr12" draw:layer="layout" svg:width="19.797cm" svg:height="11.136cm" svg:x="0.601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gradient draw:name="Gradient_20_13" draw:display-name="Gradient 13" draw:style="linear" draw:start-color="#000000" draw:end-color="#808080" draw:start-intensity="100%" draw:end-intensity="100%" draw:angle="300" draw:border="0%"/>
    <draw:gradient draw:name="Gradient_20_15" draw:display-name="Gradient 15" draw:style="linear" draw:start-color="#1c1c1c" draw:end-color="#808080" draw:start-intensity="100%" draw:end-intensity="100%" draw:angle="330" draw:border="0%"/>
    <draw:gradient draw:name="Gradient_20_22" draw:display-name="Gradient 22" draw:style="linear" draw:start-color="#666666" draw:end-color="#cccccc" draw:start-intensity="100%" draw:end-intensity="100%" draw:angle="300" draw:border="0%"/>
    <draw:gradient draw:name="Gradient_20_23" draw:display-name="Gradient 23" draw:style="linear" draw:start-color="#666666" draw:end-color="#cccccc" draw:start-intensity="100%" draw:end-intensity="100%" draw:angle="300" draw:border="0%"/>
    <draw:gradient draw:name="Gradient_20_84" draw:display-name="Gradient 84" draw:style="linear" draw:start-color="#1c1c1c" draw:end-color="#808080" draw:start-intensity="100%" draw:end-intensity="100%" draw:angle="1820" draw:border="0%"/>
    <draw:gradient draw:name="Gradient_20_85" draw:display-name="Gradient 85" draw:style="linear" draw:start-color="#808080" draw:end-color="#cccccc" draw:start-intensity="100%" draw:end-intensity="100%" draw:angle="300" draw:border="0%"/>
    <draw:gradient draw:name="Gradient_20_86" draw:display-name="Gradient 86" draw:style="linear" draw:start-color="#808080" draw:end-color="#cccccc" draw:start-intensity="100%" draw:end-intensity="100%" draw:angle="310" draw:border="0%"/>
    <draw:gradient draw:name="Gradient_20_87" draw:display-name="Gradient 87" draw:style="linear" draw:start-color="#808080" draw:end-color="#cccccc" draw:start-intensity="100%" draw:end-intensity="100%" draw:angle="320" draw:border="0%"/>
    <draw:gradient draw:name="Gradient_20_88" draw:display-name="Gradient 88" draw:style="linear" draw:start-color="#808080" draw:end-color="#cccccc" draw:start-intensity="100%" draw:end-intensity="100%" draw:angle="330" draw:border="0%"/>
    <draw:gradient draw:name="Gradient_20_89" draw:display-name="Gradient 89" draw:style="linear" draw:start-color="#808080" draw:end-color="#cccccc" draw:start-intensity="100%" draw:end-intensity="100%" draw:angle="340" draw:border="0%"/>
    <draw:gradient draw:name="Gradient_20_90" draw:display-name="Gradient 90" draw:style="linear" draw:start-color="#808080" draw:end-color="#cccccc" draw:start-intensity="100%" draw:end-intensity="100%" draw:angle="350" draw:border="0%"/>
    <draw:gradient draw:name="Gradient_20_91" draw:display-name="Gradient 91" draw:style="linear" draw:start-color="#808080" draw:end-color="#cccccc" draw:start-intensity="100%" draw:end-intensity="100%" draw:angle="360" draw:border="0%"/>
    <draw:gradient draw:name="Gradient_20_92" draw:display-name="Gradient 92" draw:style="linear" draw:start-color="#808080" draw:end-color="#cccccc" draw:start-intensity="100%" draw:end-intensity="100%" draw:angle="370" draw:border="0%"/>
    <draw:gradient draw:name="gradient" draw:style="linear" draw:start-color="#8ae234" draw:end-color="#4e9a06" draw:start-intensity="100%" draw:end-intensity="100%" draw:angle="300" draw:border="40%"/>
    <draw:fill-image draw:name="Steering_5f_Column_5f_body1" draw:display-name="Steering_Column_body1" xlink:href="Pictures/100000000000034D0000040029DFC4F31FAF3737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16" draw:display-name="Transparency 16" draw:style="radial" draw:cx="50%" draw:cy="70%" draw:start="100%" draw:end="0%" draw:border="0%"/>
    <draw:opacity draw:name="Transparency_20_2" draw:display-name="Transparency 2" draw:style="ellipsoid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gradient" draw:fill-color="#333333" draw:fill-gradient-name="gradient" draw:gradient-step-count="67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標準-outline3" style:family="presentation" style:parent-style-name="標準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標準-outline4" style:family="presentation" style:parent-style-name="標準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none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shrink-to-fit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none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shrink-to-fit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none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shrink-to-fit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none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none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shrink-to-fit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none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shrink-to-fit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2_20_Content_20_and_20_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le_20_Content_20_and_20_2_20_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c__20_2_20_Content_20_over_20_Content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le_2c__20_4_20_Conten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c__20_6_20_Conten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2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7cm" svg:height="2.627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draw:name="PlaceHolder 1" presentation:style-name="標準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標準-outline1" draw:layer="backgroundobjects" svg:width="25.197cm" svg:height="9.132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標準-title" draw:layer="backgroundobjects" svg:width="19.797cm" svg:height="11.136cm" svg:x="0.601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Title_2c__20_2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5cm" svg:height="9.132cm" svg:x="1.4cm" svg:y="3.685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5cm" svg:height="9.132cm" svg:x="14.312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25.197cm" svg:height="2.627cm" svg:x="1.4cm" svg:y="0.628cm" presentation:class="title" presentation:placeholder="true" presentation:user-transformed="true">
        <draw:text-box/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presentation:style-name="Centered_20_Text-title" draw:layer="backgroundobjects" svg:width="25.2cm" svg:height="2.629cm" svg:x="1.4cm" svg:y="0.628cm" presentation:class="title" presentation:placeholder="true">
        <draw:text-box/>
      </draw:frame>
      <draw:frame presentation:style-name="Centered_20_Tex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9.797cm" svg:height="11.136cm" svg:x="0.601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draw:frame draw:name="PlaceHolder 1" presentation:style-name="Title_2c__20_2_20_Content_20_and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2.295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2.295cm" svg:height="9.132cm" svg:x="14.312cm" svg:y="3.685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2.295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19.797cm" svg:height="11.136cm" svg:x="0.601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draw:frame draw:name="PlaceHolder 1" presentation:style-name="Title_20_Content_20_and_20_2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2.295cm" svg:height="9.132cm" svg:x="1.4cm" svg:y="3.685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2.295cm" svg:height="4.355cm" svg:x="14.312cm" svg:y="3.685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2.295cm" svg:height="4.355cm" svg:x="14.312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0_Content_20_and_20_2_20_Content-title" draw:layer="backgroundobjects" svg:width="19.797cm" svg:height="11.136cm" svg:x="0.601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draw:frame draw:name="PlaceHolder 1" presentation:style-name="Title_2c__20_2_20_Content_20_over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2.295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2.295cm" svg:height="4.355cm" svg:x="14.312cm" svg:y="3.685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5.197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19.797cm" svg:height="11.136cm" svg:x="0.601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name="PlaceHolder 1" presentation:style-name="Title_2c__20_Content_20_over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7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7cm" svg:height="4.355cm" svg:x="1.4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9.797cm" svg:height="11.136cm" svg:x="0.601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draw:frame draw:name="PlaceHolder 1" presentation:style-name="Title_2c__20_4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2.295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2.295cm" svg:height="4.355cm" svg:x="14.312cm" svg:y="3.685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2.295cm" svg:height="4.355cm" svg:x="1.4cm" svg:y="8.456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2.295cm" svg:height="4.355cm" svg:x="14.312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4_20_Content-title" draw:layer="backgroundobjects" svg:width="19.797cm" svg:height="11.136cm" svg:x="0.601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draw:frame draw:name="PlaceHolder 1" presentation:style-name="Title_2c__20_6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8.112cm" svg:height="4.355cm" svg:x="1.4cm" svg:y="3.685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8.112cm" svg:height="4.355cm" svg:x="9.92cm" svg:y="3.685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8.112cm" svg:height="4.355cm" svg:x="18.439cm" svg:y="3.685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8.112cm" svg:height="4.355cm" svg:x="1.4cm" svg:y="8.456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8.112cm" svg:height="4.355cm" svg:x="9.92cm" svg:y="8.456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8.112cm" svg:height="4.355cm" svg:x="18.439cm" svg:y="8.456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19.797cm" svg:height="11.136cm" svg:x="0.601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4T11:35:56</meta:creation-date>
    <dc:language>ja-JP</dc:language>
    <dc:date>2020-10-20T20:48:12.888687227</dc:date>
    <meta:editing-cycles>60</meta:editing-cycles>
    <meta:editing-duration>P5DT2H21M45S</meta:editing-duration>
    <meta:generator>LibreOffice/6.0.7.3$Linux_X86_64 LibreOffice_project/00m0$Build-3</meta:generator>
    <meta:document-statistic meta:object-count="159"/>
  </office:meta>
</office:document-meta>
</file>